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fo:font-size="14pt" officeooo:rsid="00227729" officeooo:paragraph-rsid="0068f768" style:font-size-asian="14pt" style:font-size-complex="14pt"/>
    </style:style>
    <style:style style:name="P2" style:family="paragraph" style:parent-style-name="Title">
      <style:text-properties fo:font-size="20pt" style:font-size-asian="20pt" style:font-size-complex="20pt"/>
    </style:style>
    <style:style style:name="P3" style:family="paragraph" style:parent-style-name="Title">
      <style:text-properties fo:font-size="20pt" officeooo:rsid="00554b64" officeooo:paragraph-rsid="00554b64" style:font-size-asian="20pt" style:font-size-complex="20pt"/>
    </style:style>
    <style:style style:name="P4" style:family="paragraph" style:parent-style-name="Text_20_body" style:master-page-name="">
      <loext:graphic-properties draw:fill="none"/>
      <style:paragraph-properties fo:margin-top="0cm" fo:margin-bottom="0.101cm" loext:contextual-spacing="false" style:page-number="auto" fo:background-color="transparent"/>
      <style:text-properties fo:font-size="10pt" fo:font-weight="bold" officeooo:rsid="007a575e" officeooo:paragraph-rsid="007a575e" style:font-size-asian="10pt" style:font-weight-asian="bold" style:font-size-complex="10pt" style:font-weight-complex="bold"/>
    </style:style>
    <style:style style:name="P5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fo:font-weight="normal" officeooo:rsid="007ad2e4" officeooo:paragraph-rsid="007ad2e4" style:font-size-asian="10pt" style:font-weight-asian="normal" style:font-size-complex="10pt" style:font-weight-complex="normal"/>
    </style:style>
    <style:style style:name="P6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7ad2e4" officeooo:paragraph-rsid="007ad2e4" style:font-size-asian="10pt" style:font-size-complex="10pt"/>
    </style:style>
    <style:style style:name="P7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7c7210" officeooo:paragraph-rsid="007c7210" style:font-size-asian="10pt" style:font-size-complex="10pt"/>
    </style:style>
    <style:style style:name="P8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80538d" officeooo:paragraph-rsid="0080538d" style:font-size-asian="10pt" style:font-size-complex="10pt"/>
    </style:style>
    <style:style style:name="P9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80d6d5" officeooo:paragraph-rsid="0080d6d5" style:font-size-asian="10pt" style:font-size-complex="10pt"/>
    </style:style>
    <style:style style:name="P10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826de4" officeooo:paragraph-rsid="00826de4" style:font-size-asian="10pt" style:font-size-complex="10pt"/>
    </style:style>
    <style:style style:name="P11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834b52" officeooo:paragraph-rsid="00834b52" style:font-size-asian="10pt" style:font-size-complex="10pt"/>
    </style:style>
    <style:style style:name="P12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84c0a7" officeooo:paragraph-rsid="0084c0a7" style:font-size-asian="10pt" style:font-size-complex="10pt"/>
    </style:style>
    <style:style style:name="P13" style:family="paragraph" style:parent-style-name="Text_20_body">
      <loext:graphic-properties draw:fill="none"/>
      <style:paragraph-properties fo:margin-top="0cm" fo:margin-bottom="0.101cm" loext:contextual-spacing="false" fo:text-align="center" style:justify-single-word="false" fo:background-color="transparent"/>
      <style:text-properties fo:font-size="10pt" officeooo:rsid="0084c0a7" officeooo:paragraph-rsid="0084c0a7" style:font-size-asian="10pt" style:font-size-complex="10pt"/>
    </style:style>
    <style:style style:name="P14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86c74d" officeooo:paragraph-rsid="0086c74d" style:font-size-asian="10pt" style:font-size-complex="10pt"/>
    </style:style>
    <style:style style:name="P15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884e63" officeooo:paragraph-rsid="0088f5ba" style:font-size-asian="10pt" style:font-size-complex="10pt"/>
    </style:style>
    <style:style style:name="P16" style:family="paragraph" style:parent-style-name="Text_20_body">
      <loext:graphic-properties draw:fill="none"/>
      <style:paragraph-properties fo:margin-top="0cm" fo:margin-bottom="0.101cm" loext:contextual-spacing="false" fo:text-align="center" style:justify-single-word="false" fo:background-color="transparent"/>
      <style:text-properties fo:font-size="10pt" officeooo:rsid="00884e63" officeooo:paragraph-rsid="0088f5ba" style:font-size-asian="10pt" style:font-size-complex="10pt"/>
    </style:style>
    <style:style style:name="P17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88f5ba" officeooo:paragraph-rsid="0088f5ba" style:font-size-asian="10pt" style:font-size-complex="10pt"/>
    </style:style>
    <style:style style:name="P18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8aef65" officeooo:paragraph-rsid="008aef65" style:font-size-asian="10pt" style:font-size-complex="10pt"/>
    </style:style>
    <style:style style:name="P19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8ba743" officeooo:paragraph-rsid="008ba743" style:font-size-asian="10pt" style:font-size-complex="10pt"/>
    </style:style>
    <style:style style:name="P20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930728" officeooo:paragraph-rsid="00930728" style:font-size-asian="10pt" style:font-size-complex="10pt"/>
    </style:style>
    <style:style style:name="P21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8c7e9d" officeooo:paragraph-rsid="008c7e9d" style:font-size-asian="10pt" style:font-size-complex="10pt"/>
    </style:style>
    <style:style style:name="P22" style:family="paragraph" style:parent-style-name="Text_20_body">
      <loext:graphic-properties draw:fill="none"/>
      <style:paragraph-properties fo:margin-top="0cm" fo:margin-bottom="0.101cm" loext:contextual-spacing="false" fo:background-color="transparent"/>
      <style:text-properties fo:font-size="10pt" officeooo:rsid="009f700b" officeooo:paragraph-rsid="009f700b" style:font-size-asian="10pt" style:font-size-complex="10pt"/>
    </style:style>
    <style:style style:name="P23" style:family="paragraph" style:parent-style-name="Text_20_body">
      <loext:graphic-properties draw:fill="none"/>
      <style:paragraph-properties fo:margin-top="0cm" fo:margin-bottom="0.101cm" loext:contextual-spacing="false" fo:text-align="center" style:justify-single-word="false" fo:background-color="transparent"/>
      <style:text-properties fo:font-size="10pt" officeooo:rsid="009f700b" officeooo:paragraph-rsid="009f700b" style:font-size-asian="10pt" style:font-size-complex="10pt"/>
    </style:style>
    <style:style style:name="T1" style:family="text">
      <style:text-properties officeooo:rsid="00554b64"/>
    </style:style>
    <style:style style:name="T2" style:family="text">
      <style:text-properties officeooo:rsid="007c7210"/>
    </style:style>
    <style:style style:name="T3" style:family="text">
      <style:text-properties officeooo:rsid="007e555d"/>
    </style:style>
    <style:style style:name="T4" style:family="text">
      <style:text-properties officeooo:rsid="00822c25"/>
    </style:style>
    <style:style style:name="T5" style:family="text">
      <style:text-properties officeooo:rsid="00834b52"/>
    </style:style>
    <style:style style:name="T6" style:family="text">
      <style:text-properties officeooo:rsid="0084b9c4"/>
    </style:style>
    <style:style style:name="T7" style:family="text">
      <style:text-properties officeooo:rsid="0085c4d4"/>
    </style:style>
    <style:style style:name="T8" style:family="text">
      <style:text-properties officeooo:rsid="0088f5ba"/>
    </style:style>
    <style:style style:name="T9" style:family="text">
      <style:text-properties officeooo:rsid="008aef65"/>
    </style:style>
    <style:style style:name="T10" style:family="text">
      <style:text-properties officeooo:rsid="008ba743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9a23fa"/>
    </style:style>
    <style:style style:name="T13" style:family="text">
      <style:text-properties officeooo:rsid="009d72e3"/>
    </style:style>
    <style:style style:name="T14" style:family="text">
      <style:text-properties officeooo:rsid="009f66d8"/>
    </style:style>
    <style:style style:name="T15" style:family="text">
      <style:text-properties officeooo:rsid="009f700b"/>
    </style:style>
    <style:style style:name="T16" style:family="text">
      <style:text-properties officeooo:rsid="00a140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é</text:span>veloppement Web</text:p>
      <text:p text:style-name="P3">TP <text:span text:style-name="T13">CSS</text:span></text:p>
      <text:p text:style-name="P1">Séance du 1<text:span text:style-name="T13">6/10/2020</text:span></text:p>
      <text:p text:style-name="P4">Sujet :</text:p>
      <text:p text:style-name="P5">Récupérer le dossier du TP ; Extraire les fichiers dans un dossier dédié. Ouvrir ce dossier dans un IDE ; ouvrir index.html dans un navigateur. Appliquer les directives de styles dans un fichier css séparé. Pour les questions qui suivent, il est interdit de modifier le fichier html.</text:p>
      <text:p text:style-name="P6">1. <text:span text:style-name="T2">Sur l’ensemble du document, appliquer la police Montserra et la couleur #6A6E84</text:span></text:p>
      <text:p text:style-name="P7">2. <text:span text:style-name="T3">Tous les liens doivent être dans la couleur #76250C et sans soulignement.</text:span></text:p>
      <text:p text:style-name="P8">3. Les éléments de class « button » doivent avoir une couleur de fond: #e8bd9c, un padding haut et bas de 0,6em et un padding gauche et droite de 1em;</text:p>
      <text:p text:style-name="P9">4. <text:span text:style-name="T4">Lorsqu’ils sont survolés, les boutons doivent avoir une couleur de fond : rgb(214, 165, 127);</text:span></text:p>
      <text:p text:style-name="P10">5. <text:span text:style-name="T5">L’élement header doit avoir une couleur de fond : antiquewhite ; un padding haut et bas de 1em et un padding gauche et droite de 3em et un margin-bottom de 2em ;</text:span></text:p>
      <text:p text:style-name="P11">6. <text:span text:style-name="T6">L’élément de class « main-menu » doit avoir les caractéristiques suivantes : display:flex; </text:span>justify-content: space-around; margin-top: 2em;</text:p>
      <text:p text:style-name="P12">7. <text:span text:style-name="T7">Les éléments de class « container » doivent avoir une largeur de 80 %, ils doivent être centrés, et avoir une marge intérieure (padding) de 1em ;</text:span></text:p>
      <text:p text:style-name="P13">*</text:p>
      <text:p text:style-name="P14">8. L’élément de classe « container » enfant de l’élement <text:span text:style-name="T8">de classe</text:span> « hero » doit avoir les caracteristiques suivantes : display: flex; flex-direction: column;</text:p>
      <text:p text:style-name="P15">9. <text:span text:style-name="T8">L’élément de classe « button » enfant de l’élement de classe « hero » doit avoir cette propriété : align-self: end;</text:span></text:p>
      <text:p text:style-name="P16">*</text:p>
      <text:p text:style-name="P17">1<text:span text:style-name="T12">0</text:span>. <text:span text:style-name="T9">L’élément de classe « container » enfant de l’élément de classe « programme » doit avoir une couleur de fond « aliceblue »</text:span></text:p>
      <text:p text:style-name="P18">1<text:span text:style-name="T12">1</text:span>. <text:span text:style-name="T10">Supprimer les points devant chaque conférence.</text:span></text:p>
      <text:p text:style-name="P19">1<text:span text:style-name="T12">2</text:span>. Les éléments « li » de <text:span text:style-name="T15">classe</text:span> « conférence » doivent avoir les car<text:span text:style-name="T14">a</text:span>ctéristiques : display: flex ; align-items: flex-start;</text:p>
      <text:p text:style-name="P21">1<text:span text:style-name="T12">3</text:span>. Les images de ces éléments doivent avoir une largeur de 300px <text:span text:style-name="T11">minimum</text:span>. Le texte ne doit pas être collé à l’image <text:span text:style-name="T14">(margin-right:1em). Descendre légèrement l’image (margin-top:1em) ;</text:span></text:p>
      <text:p text:style-name="P22">14. Les éléments de class « header » dans les « li.conference » doivent <text:span text:style-name="T10">avoir les caractéristiques : display: flex ; justify-content: space-between;</text:span></text:p>
      <text:p text:style-name="P22">15 Les éléments « li.conference .header .right » doivent <text:span text:style-name="T10">avoir les caractéristiques : display: flex; align-items: baseline;</text:span></text:p>
      <text:p text:style-name="P22"><text:s text:c="4"/>width: 45%;</text:p>
      <text:p text:style-name="P23"><text:span text:style-name="T10">*</text:span></text:p>
      <text:p text:style-name="P20">1<text:span text:style-name="T16">6</text:span>. Pour les tailles d’écran inférieures ou égales à 800px : les élément « li », enfants directs de la liste de classe « conferences » devront avoir les caracteristiques suivantes : <text:s/>flex-direction: column et margin-top: 1em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2:23:59.210209905</meta:creation-date>
    <dc:date>2020-10-05T18:10:35.490383527</dc:date>
    <meta:editing-duration>PT14H22M44S</meta:editing-duration>
    <meta:editing-cycles>121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417" meta:character-count="2466" meta:non-whitespace-character-count="2069"/>
  </office:meta>
</office:document-meta>
</file>